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00c" officeooo:paragraph-rsid="000ba00c"/>
    </style:style>
    <style:style style:name="P2" style:family="paragraph" style:parent-style-name="Standard">
      <style:text-properties fo:color="#ce181e" officeooo:rsid="000bb190" officeooo:paragraph-rsid="000bb190"/>
    </style:style>
    <style:style style:name="P3" style:family="paragraph" style:parent-style-name="Standard">
      <style:text-properties fo:color="#000000" officeooo:rsid="000dc51b" officeooo:paragraph-rsid="000dc51b"/>
    </style:style>
    <style:style style:name="P4" style:family="paragraph" style:parent-style-name="Standard">
      <style:text-properties fo:color="#000000" officeooo:rsid="000e5f27" officeooo:paragraph-rsid="000e5f27"/>
    </style:style>
    <style:style style:name="P5" style:family="paragraph" style:parent-style-name="Standard">
      <style:text-properties fo:color="#000000" officeooo:rsid="000f32ab" officeooo:paragraph-rsid="000f32ab"/>
    </style:style>
    <style:style style:name="P6" style:family="paragraph" style:parent-style-name="Standard">
      <style:text-properties fo:color="#000000" officeooo:rsid="0010a492" officeooo:paragraph-rsid="000e5f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tion réponse serveur : </text:p>
      <text:p text:style-name="P1"/>
      <text:p text:style-name="P1">Dans la fonction qui regarde les commandes, on donne une réponse au client qui envoie la cmd : soit null si pas de réponse, soit la réponse attendue. </text:p>
      <text:p text:style-name="P1"/>
      <text:p text:style-name="P1">Quand on veut envoyer un message en broadcast, la fonction cmd comprend qu’il faut envoyer un lessage en broadcast et appelle la fonction do_write_broadcast qui va envoyer la réponse à tout les utilisateurs sauf celui qui vient d’envoyer un message (qui recevra null)</text:p>
      <text:p text:style-name="P1"/>
      <text:p text:style-name="P2">Il faudrait qu’il n’y ait carrement rien de write quand pas de réponse ! </text:p>
      <text:p text:style-name="P2"/>
      <text:p text:style-name="P2">strcpy(client→psd,msg);</text:p>
      <text:p text:style-name="P2"/>
      <text:p text:style-name="P3">La fonction treat_writeback renvoie une structure channel pour pouvoir mettre à jour la liste des channels. En effet, la liste des channels est initialisé dans server.c. Server.c appelle la fonction treat_writeback qui peut potentiellement modifié la chaine en ajoutant un élément au début. Il faut donc pouvoir récupérer le premier élément et voila le moyen trouvé.</text:p>
      <text:p text:style-name="P3"/>
      <text:p text:style-name="P3"/>
      <text:p text:style-name="P4">Pour la communication dans la channel : </text:p>
      <text:p text:style-name="P4">- Rajout de char* channel dans la struct clt* pour savoir facilement si client appartient à channel et si oui laquelle</text:p>
      <text:p text:style-name="P4"/>
      <text:p text:style-name="P5">Creation d’une channel server pour pouvoir avoir plus facilement le nom dans l’affichage → toujours une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3:38:22.792671507</meta:creation-date>
    <dc:date>2018-11-08T06:08:40.093733842</dc:date>
    <meta:editing-duration>PT10H31M3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190" meta:character-count="1170" meta:non-whitespace-character-count="985"/>
  </office:meta>
</office:document-meta>
</file>